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nb" fo:country="NO"/>
    </style:style>
    <style:style style:name="P2" style:parent-style-name="Normal" style:family="paragraph">
      <style:text-properties fo:font-style="italic" style:font-style-asian="italic" fo:language="nb" fo:country="NO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4" style:parent-style-name="DefaultParagraphFont" style:family="text">
      <style:text-properties fo:language="nb" fo:country="NO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6" style:parent-style-name="DefaultParagraphFont" style:family="text">
      <style:text-properties fo:language="nb" fo:country="NO"/>
    </style:style>
    <style:style style:name="T7" style:parent-style-name="DefaultParagraphFont" style:family="text">
      <style:text-properties fo:language="nb" fo:country="NO"/>
    </style:style>
    <style:style style:name="P8" style:parent-style-name="Normal" style:family="paragraph">
      <style:text-properties fo:language="nb" fo:country="NO"/>
    </style:style>
    <style:style style:name="P9" style:parent-style-name="Normal" style:family="paragraph">
      <style:text-properties fo:language="nb" fo:country="NO"/>
    </style:style>
    <style:style style:name="P10" style:parent-style-name="Normal" style:family="paragraph">
      <style:text-properties fo:language="nb" fo:country="NO"/>
    </style:style>
    <style:style style:name="P11" style:parent-style-name="Normal" style:family="paragraph">
      <style:text-properties fo:language="nb" fo:country="NO"/>
    </style:style>
    <style:style style:name="P12" style:parent-style-name="Normal" style:family="paragraph">
      <style:text-properties fo:language="nb" fo:country="NO"/>
    </style:style>
    <style:style style:name="P13" style:parent-style-name="Normal" style:family="paragraph">
      <style:text-properties fo:language="nb" fo:country="NO"/>
    </style:style>
    <style:style style:name="P14" style:parent-style-name="Normal" style:family="paragraph">
      <style:text-properties fo:language="nb" fo:country="NO"/>
    </style:style>
    <style:style style:name="P15" style:parent-style-name="Normal" style:family="paragraph">
      <style:text-properties fo:language="nb" fo:country="NO"/>
    </style:style>
    <style:style style:name="P16" style:parent-style-name="Normal" style:family="paragraph">
      <style:text-properties fo:language="nb" fo:country="NO"/>
    </style:style>
    <style:style style:name="P17" style:parent-style-name="Normal" style:family="paragraph">
      <style:text-properties fo:font-style="italic" style:font-style-asian="italic" fo:language="nb" fo:country="NO"/>
    </style:style>
    <style:style style:name="P18" style:parent-style-name="Normal" style:family="paragraph">
      <style:text-properties fo:language="nb" fo:country="NO"/>
    </style:style>
    <style:style style:name="P19" style:parent-style-name="Heading1" style:family="paragraph">
      <style:text-properties fo:language="nb" fo:country="NO"/>
    </style:style>
    <style:style style:name="P20" style:parent-style-name="Normal" style:family="paragraph">
      <style:text-properties fo:font-style="italic" style:font-style-asian="italic" fo:language="nb" fo:country="NO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22" style:parent-style-name="DefaultParagraphFont" style:family="text">
      <style:text-properties fo:language="nb" fo:country="NO"/>
    </style:style>
    <style:style style:name="P23" style:parent-style-name="Normal" style:family="paragraph">
      <style:text-properties fo:language="nb" fo:country="NO"/>
    </style:style>
    <style:style style:name="P24" style:parent-style-name="Normal" style:family="paragraph">
      <style:text-properties fo:language="nb" fo:country="NO"/>
    </style:style>
    <style:style style:name="P25" style:parent-style-name="Normal" style:family="paragraph">
      <style:text-properties fo:font-style="italic" style:font-style-asian="italic" fo:language="nb" fo:country="NO"/>
    </style:style>
    <style:style style:name="P26" style:parent-style-name="Heading1" style:family="paragraph">
      <style:text-properties fo:language="nb" fo:country="NO"/>
    </style:style>
    <style:style style:name="P27" style:parent-style-name="Normal" style:family="paragraph">
      <style:text-properties fo:font-style="italic" style:font-style-asian="italic" fo:language="nb" fo:country="NO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 fo:language="nb" fo:country="NO"/>
    </style:style>
    <style:style style:name="T29" style:parent-style-name="DefaultParagraphFont" style:family="text">
      <style:text-properties fo:language="nb" fo:country="NO"/>
    </style:style>
    <style:style style:name="T30" style:parent-style-name="DefaultParagraphFont" style:family="text">
      <style:text-properties fo:language="nb" fo:country="NO"/>
    </style:style>
    <style:style style:name="T31" style:parent-style-name="DefaultParagraphFont" style:family="text">
      <style:text-properties fo:language="nb" fo:country="NO"/>
    </style:style>
    <style:style style:name="P32" style:parent-style-name="Normal" style:family="paragraph">
      <style:text-properties fo:language="nb" fo:country="NO"/>
    </style:style>
    <style:style style:name="T33" style:parent-style-name="DefaultParagraphFont" style:family="text">
      <style:text-properties fo:font-style="italic" style:font-style-asian="italic" fo:language="nb" fo:country="NO"/>
    </style:style>
  </office:automatic-styles>
  <office:body>
    <office:text text:use-soft-page-breaks="true">
      <text:h text:style-name="P1" text:outline-level="1">Møte 11</text:h>
      <text:p text:style-name="P2">Møtestart 12.15</text:p>
      <text:p text:style-name="Normal"><text:span text:style-name="T3">Tilstede:</text:span><text:span text:style-name="T4"><text:s/>Jørgen, Per Øyvind, Tor, Anders, Svenn.</text:span></text:p>
      <text:p text:style-name="Normal"><text:span text:style-name="T5">Ikke tilstede:<text:s/></text:span><text:span text:style-name="T6">Lars Erik (har fysiotime. Kommer så fort han har mulighet)</text:span><text:span text:style-name="T7">.</text:span></text:p>
      <text:p text:style-name="P8">Per Øyvind oppdaterer Svenn på hvordan kartdelen av prosjektet har utviklet seg. Har funnet JXMapViewer som gjør det enklere å integrere WMS-tjenester i Java. Awesomeness!</text:p>
      <text:p text:style-name="P9">Rapport til stud.ass sendt vedrørende sprint 1.</text:p>
      <text:p text:style-name="P10">Siden<text:s/>forrige<text:s/>møte:</text:p>
      <text:p text:style-name="P11">Jørgen har jobbet med tilstandsdiagram og generell kode.</text:p>
      <text:p text:style-name="P12">Tor har jobbet med sekvensdiagram.</text:p>
      <text:p text:style-name="P13">Svenn har jobbet med å forstå hvordan wms-klienten som ble funnet på nett fungerer.</text:p>
      <text:p text:style-name="P14">Per Øyvind har<text:s/>funnet en alternativ, og bedre<text:s/>måte å vise kart på.</text:p>
      <text:p text:style-name="P15">Anders har kodet om mye for å unngå hardkoding.</text:p>
      <text:p text:style-name="P16">Det registreres at Per Øyvind ikke har kontroll på kaffen. Skuffende, siden dette var et<text:s/>kriteria<text:s/>for at han ble valg til Scrum-master ;)</text:p>
      <text:p text:style-name="P17">Møteslutt: 14.15</text:p>
      <text:p text:style-name="P18"/>
      <text:h text:style-name="P19" text:outline-level="1">Møte 12</text:h>
      <text:p text:style-name="P20">Møtestart 14.15</text:p>
      <text:p text:style-name="Normal"><text:span text:style-name="T21">Tilstede:<text:s/></text:span><text:span text:style-name="T22">Per Øyvind, Jørgen, Svenn</text:span></text:p>
      <text:p text:style-name="P23">Laget midtveispresentasjonen.</text:p>
      <text:p text:style-name="P24">Skrev tekst om hva som måtte snakkes om på presentasjonen.</text:p>
      <text:p text:style-name="P25">Møteslutt 16.00</text:p>
      <text:h text:style-name="P26" text:outline-level="1">Møte 13</text:h>
      <text:p text:style-name="P27">Møtestart 10.15</text:p>
      <text:p text:style-name="Normal"><text:span text:style-name="T28">Tilstede:</text:span><text:span text:style-name="T29"><text:s/></text:span><text:span text:style-name="T30">Svenn, Jørgen, And</text:span><text:span text:style-name="T31">ers, Lars Erik, Tor, Per Øyvind</text:span></text:p>
      <text:p text:style-name="P32">Finpusset midtveispresentasjon. Fordelte og<text:s/>kjørte gjennom presentasjonen.</text:p>
      <text:p text:style-name="Normal"><text:span text:style-name="T33">Møteslutt 12.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r Øyvind Kanestrøm</meta:initial-creator>
    <dc:creator>Per Øyvind Kanestrøm</dc:creator>
    <meta:creation-date>2012-10-17T14:09:00Z</meta:creation-date>
    <dc:date>2012-10-17T14:52:00Z</dc:date>
    <meta:print-date>2012-10-17T14:23:00Z</meta:print-date>
    <meta:template xlink:href="Normal" xlink:type="simple"/>
    <meta:editing-cycles>6</meta:editing-cycles>
    <meta:editing-duration>PT1860S</meta:editing-duration>
    <meta:document-statistic meta:page-count="1" meta:paragraph-count="2" meta:word-count="175" meta:character-count="1174" meta:row-count="8" meta:non-whitespace-character-count="1001"/>
  </office:meta>
</office:document-meta>
</file>